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c8b61"/>
    </style:style>
    <style:style style:name="P3" style:family="paragraph" style:parent-style-name="Standard">
      <style:paragraph-properties fo:text-align="center" style:justify-single-word="false"/>
      <style:text-properties officeooo:rsid="001c8b61" officeooo:paragraph-rsid="001c8b61"/>
    </style:style>
    <style:style style:name="P4" style:family="paragraph" style:parent-style-name="Standard">
      <style:paragraph-properties fo:text-align="start" style:justify-single-word="false"/>
      <style:text-properties officeooo:rsid="001c8b61" officeooo:paragraph-rsid="001c8b61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/>
      <style:text-properties officeooo:paragraph-rsid="001c8e16"/>
    </style:style>
    <style:style style:name="P7" style:family="paragraph" style:parent-style-name="Standard">
      <style:paragraph-properties fo:text-align="start" style:justify-single-word="false"/>
      <style:text-properties officeooo:rsid="001c8e16" officeooo:paragraph-rsid="001c8e16"/>
    </style:style>
    <style:style style:name="P8" style:family="paragraph" style:parent-style-name="Standard">
      <style:paragraph-properties fo:text-align="start" style:justify-single-word="false"/>
      <style:text-properties officeooo:rsid="001c8e16" officeooo:paragraph-rsid="001cfdb3"/>
    </style:style>
    <style:style style:name="P9" style:family="paragraph" style:parent-style-name="Standard">
      <style:paragraph-properties fo:text-align="start" style:justify-single-word="false"/>
      <style:text-properties officeooo:rsid="001cfdb3" officeooo:paragraph-rsid="001cfdb3"/>
    </style:style>
    <style:style style:name="P10" style:family="paragraph" style:parent-style-name="Standard">
      <style:paragraph-properties fo:text-align="center" style:justify-single-word="false" fo:break-before="page"/>
    </style:style>
    <style:style style:name="P11" style:family="paragraph" style:parent-style-name="Standard">
      <style:paragraph-properties fo:text-align="center" style:justify-single-word="false" fo:break-before="page"/>
      <style:text-properties officeooo:rsid="001c8b61" officeooo:paragraph-rsid="001c8b61"/>
    </style:style>
    <style:style style:name="P12" style:family="paragraph" style:parent-style-name="Standard">
      <style:paragraph-properties fo:text-align="center" style:justify-single-word="false" fo:break-before="page"/>
      <style:text-properties officeooo:rsid="001c8e16" officeooo:paragraph-rsid="001c8e16"/>
    </style:style>
    <style:style style:name="T1" style:family="text">
      <style:text-properties officeooo:rsid="001c8b61"/>
    </style:style>
    <style:style style:name="T2" style:family="text">
      <style:text-properties officeooo:rsid="001c8e16"/>
    </style:style>
    <style:style style:name="T3" style:family="text">
      <style:text-properties officeooo:rsid="001cfdb3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cfdb3" style:font-weight-asian="normal" style:font-weight-complex="normal"/>
    </style:style>
    <style:style style:name="T6" style:family="text">
      <style:text-properties officeooo:rsid="001ebe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Report</text:p>
      <text:p text:style-name="P1"/>
      <text:p text:style-name="P1">Contents:</text:p>
      <text:p text:style-name="P1">1. Overview and User Guide</text:p>
      <text:p text:style-name="P1">2. Software Design</text:p>
      <text:p text:style-name="P1">3. Testing Strategy</text:p>
      <text:p text:style-name="P2"><text:span text:style-name="T1">4. </text:span>Source code qualit<text:span text:style-name="T1">y</text:span></text:p>
      <text:p text:style-name="P1"><text:span text:style-name="T1">5</text:span>. Group work Strategy</text:p>
      <text:p text:style-name="P10">Overview</text:p>
      <text:p text:style-name="P5"><text:tab/>This small program <text:span text:style-name="T1">interacts with a mongodb database</text:span> <text:span text:style-name="T1">with the intended purpose to keep track of a document store. <text:s/>Users can search for articles, search for authors, list top venues, and add articles of their own.</text:span></text:p>
      <text:p text:style-name="P5"/>
      <text:p text:style-name="P3">User Guide</text:p>
      <text:p text:style-name="P4"><text:tab/>Start the program by entering a port to connect to the mongodb database. <text:s/>Then follow the on screen instructions.</text:p>
      <text:p text:style-name="P11">Software Design</text:p>
      <text:p text:style-name="P9"><text:tab/>Functional design approach. <text:s/><text:span text:style-name="T6">Main controlling function, smaller functions with helper functions.</text:span></text:p>
      <text:p text:style-name="P11">Testing Strategy</text:p>
      <text:p text:style-name="P9"><text:tab/>Acting as a user trying to break the program, ie: giving bad inputs to catch edge cases.</text:p>
      <text:p text:style-name="P11">Source Code Quality</text:p>
      <text:p text:style-name="P4"><text:tab/>It is of quality:</text:p>
      <text:p text:style-name="P4"><text:tab/><text:span text:style-name="T3">V</text:span>ariables and functions use the snake_case naming convention</text:p>
      <text:p text:style-name="P4"><text:tab/><text:span text:style-name="T3">F</text:span><text:span text:style-name="T2">unctional design approach was used to keep things simple and readable</text:span></text:p>
      <text:p text:style-name="P4"><text:tab/><text:span text:style-name="T3">A</text:span><text:span text:style-name="T2">ll variables have descriptive names and are not vague</text:span></text:p>
      <text:p text:style-name="P4"><text:tab/><text:span text:style-name="T3">C</text:span><text:span text:style-name="T2">omments give further reasoning and explanation to code chunks</text:span></text:p>
      <text:p text:style-name="P4"><text:tab/><text:span text:style-name="T3">A</text:span><text:span text:style-name="T2">ll variables are referenced and used, no hanging variables</text:span></text:p>
      <text:p text:style-name="P12">Group work Strategy:</text:p>
      <text:p text:style-name="P7">Project Break Down:</text:p>
      <text:p text:style-name="P8"><text:tab/>Phase 1: </text:p>
      <text:p text:style-name="P8"><text:tab/><text:span text:style-name="T3">Set up skeleton code: </text:span>Kyle (2hrs) </text:p>
      <text:p text:style-name="P8"><text:tab/><text:span text:style-name="T3">Bug Fixes: </text:span>Adam <text:span text:style-name="T3">(1hr)</text:span></text:p>
      <text:p text:style-name="P7"><text:tab/></text:p>
      <text:p text:style-name="P7"><text:tab/><text:span text:style-name="T3">Phase 2:</text:span></text:p>
      <text:p text:style-name="P6"><text:span text:style-name="T2"><text:tab/></text:span><text:bookmark text:name="yui_3_17_2_1_1669315154588_36"/><text:span text:style-name="Strong_20_Emphasis"><text:span text:style-name="T4">Search for articles: </text:span></text:span><text:span text:style-name="Strong_20_Emphasis"><text:span text:style-name="T5">Adam (5hrs)</text:span></text:span></text:p>
      <text:p text:style-name="P6"><text:span text:style-name="Strong_20_Emphasis"><text:span text:style-name="T5"><text:tab/>Search for authors: Kyle (3hrs)</text:span></text:span></text:p>
      <text:p text:style-name="P6"><text:span text:style-name="Strong_20_Emphasis"><text:span text:style-name="T5"><text:tab/>List the Venues: Kyle (6hrs)</text:span></text:span></text:p>
      <text:p text:style-name="P6"><text:span text:style-name="Strong_20_Emphasis"><text:span text:style-name="T5"><text:tab/>Add an article: Adam (3hrs)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4T11:43:32.152733332</meta:creation-date>
    <dc:date>2022-11-24T12:14:03.155629478</dc:date>
    <meta:editing-duration>PT7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33" meta:word-count="205" meta:character-count="1278" meta:non-whitespace-character-count="1081"/>
  </office:meta>
</office:document-meta>
</file>